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2.3799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est-specific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ce2"/>
        <table:table-row table:style-name="ro1">
          <table:table-cell table:style-name="ce1" office:value-type="string">
            <text:p>Condition</text:p>
          </table:table-cell>
          <table:table-cell table:style-name="ce1" office:value-type="string">
            <text:p>Equivalence Classes</text:p>
          </table:table-cell>
          <table:table-cell table:style-name="ce1" office:value-type="string">
            <text:p>Valid</text:p>
          </table:table-cell>
          <table:table-cell table:number-columns-repeated="1021"/>
        </table:table-row>
        <table:table-row table:style-name="ro1">
          <table:table-cell office:value-type="string">
            <text:p>Must be positive</text:p>
          </table:table-cell>
          <table:table-cell office:value-type="string">
            <text:p>EC1. Sides are positive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C2. One side are not positive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>
            <text:p>Must have 3 arguments</text:p>
          </table:table-cell>
          <table:table-cell office:value-type="string">
            <text:p>EC3. Input is 3 positive value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C4. Input is 2 positive values</text:p>
          </table:table-cell>
          <table:table-cell office:value-type="string">
            <text:p>No</text:p>
          </table:table-cell>
          <table:table-cell/>
          <table:table-cell table:style-name="ce2" table:number-columns-repeated="3"/>
          <table:table-cell table:number-columns-repeated="1017"/>
        </table:table-row>
        <table:table-row table:style-name="ro1">
          <table:table-cell/>
          <table:table-cell office:value-type="string">
            <text:p>EC5. Input is 4 positive values</text:p>
          </table:table-cell>
          <table:table-cell office:value-type="string">
            <text:p>No</text:p>
          </table:table-cell>
          <table:table-cell/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>
            <text:p>Must be whole-number</text:p>
          </table:table-cell>
          <table:table-cell office:value-type="string">
            <text:p>EC6. All sides are whole-numbers</text:p>
          </table:table-cell>
          <table:table-cell office:value-type="string">
            <text:p>Yes</text:p>
          </table:table-cell>
          <table:table-cell/>
          <table:table-cell table:style-name="ce2" table:number-columns-repeated="3"/>
          <table:table-cell table:number-columns-repeated="1017"/>
        </table:table-row>
        <table:table-row table:style-name="ro1">
          <table:table-cell/>
          <table:table-cell office:value-type="string">
            <text:p>EC7. One side is not a whole-number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Condition</text:p>
          </table:table-cell>
          <table:table-cell table:style-name="ce1" office:value-type="string">
            <text:p>Valid equivalence classes</text:p>
          </table:table-cell>
          <table:table-cell table:style-name="ce1" office:value-type="string">
            <text:p>Invalid equivalence classes</text:p>
          </table:table-cell>
          <table:table-cell/>
          <table:table-cell table:style-name="ce2" table:number-columns-repeated="3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C1</text:p>
          </table:table-cell>
          <table:table-cell office:value-type="string">
            <text:p>EC2</text:p>
          </table:table-cell>
          <table:table-cell/>
          <table:table-cell table:style-name="ce2" table:number-columns-repeated="3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C3</text:p>
          </table:table-cell>
          <table:table-cell office:value-type="string">
            <text:p>EC4, EC5</text:p>
          </table:table-cell>
          <table:table-cell/>
          <table:table-cell table:style-name="ce2" table:number-columns-repeated="3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C6</text:p>
          </table:table-cell>
          <table:table-cell office:value-type="string">
            <text:p>EC7</text:p>
          </table:table-cell>
          <table:table-cell/>
          <table:table-cell table:style-name="ce2" table:number-columns-repeated="3"/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ce3" office:value-type="string">
            <text:p>Equivalence Classes</text:p>
          </table:table-cell>
          <table:table-cell table:style-name="ce3" office:value-type="string">
            <text:p>Test cases --- Valid</text:p>
          </table:table-cell>
          <table:table-cell table:style-name="ce3" office:value-type="string">
            <text:p>Test cases --- Invalid</text:p>
          </table:table-cell>
          <table:table-cell table:style-name="Default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ce4" office:value-type="string">
            <text:p>C1: Input: Three equal numbers</text:p>
          </table:table-cell>
          <table:table-cell table:style-name="Default" office:value-type="string">
            <text:p>TC1: {2 2 2}, equilateral</text:p>
          </table:table-cell>
          <table:table-cell table:style-name="Default" office:value-type="string">
            <text:p>TC6: {0 1 1}, ??</text:p>
          </table:table-cell>
          <table:table-cell table:style-name="Default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 office:value-type="string">
            <text:p>C2: Input: Two equal numbers</text:p>
          </table:table-cell>
          <table:table-cell table:style-name="Default" office:value-type="string">
            <text:p>TC2: {1 2 2}, isosceles</text:p>
          </table:table-cell>
          <table:table-cell table:style-name="Default" office:value-type="string">
            <text:p>TC7: {1 1}, ??</text:p>
          </table:table-cell>
          <table:table-cell table:style-name="Default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 office:value-type="string">
            <text:p>C3: Input: No equal, no hypotenuse</text:p>
          </table:table-cell>
          <table:table-cell table:style-name="Default" office:value-type="string">
            <text:p>TC3: {1 2 3}, scalene</text:p>
          </table:table-cell>
          <table:table-cell table:style-name="Default" office:value-type="string">
            <text:p>TC8: {1 2 3.5}, ??</text:p>
          </table:table-cell>
          <table:table-cell table:style-name="Default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 office:value-type="string">
            <text:p>C4: Input: Max two equals, hypotenuse</text:p>
          </table:table-cell>
          <table:table-cell table:style-name="Default" office:value-type="string">
            <text:p>TC4: {3 4 5}, right-angled</text:p>
          </table:table-cell>
          <table:table-cell table:style-name="Default" office:value-type="string">
            <text:p>TC9: {a 2 3}, ??</text:p>
          </table:table-cell>
          <table:table-cell table:style-name="Default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 office:value-type="string">
            <text:p>C5: Output: equilateral</text:p>
          </table:table-cell>
          <table:table-cell table:style-name="Default" office:value-type="string">
            <text:p>TC5: {1 1 100}, impossibl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 office:value-type="string">
            <text:p>C6: Output: isosceles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 office:value-type="string">
            <text:p>C7: Output: right-angled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 office:value-type="string">
            <text:p>C8: Output: scalene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 office:value-type="string">
            <text:p>C9: Output: impossible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rik </meta:initial-creator>
    <meta:creation-date>2013-01-29T16:38:36</meta:creation-date>
    <dc:date>2013-01-29T22:31:40</dc:date>
    <dc:creator>Fredrik </dc:creator>
    <meta:editing-duration>PT1H5M48S</meta:editing-duration>
    <meta:editing-cycles>4</meta:editing-cycles>
    <meta:generator>LibreOffice/3.5$Linux_X86_64 LibreOffice_project/350m1$Build-2</meta:generator>
    <meta:document-statistic meta:table-count="1" meta:cell-count="52" meta:object-count="0"/>
  </office:meta>
</office:document-meta>
</file>